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List_20_Paragraph" style:list-style-name="WWNum1" style:master-page-name="Standard">
      <style:paragraph-properties fo:line-height="150%" fo:text-align="center" style:justify-single-word="false" style:page-number="auto"/>
    </style:style>
    <style:style style:name="P6" style:family="paragraph" style:parent-style-name="РПЗ_5f_Список" style:list-style-name="">
      <style:paragraph-properties fo:margin-left="2cm" fo:margin-right="0cm" fo:text-indent="-0.75cm" style:auto-text-indent="false"/>
      <style:text-properties style:font-name-asian="Calibri1"/>
    </style:style>
    <style:style style:name="P7" style:family="paragraph" style:parent-style-name="РПЗ_5f_Список" style:list-style-name="">
      <style:paragraph-properties fo:margin-left="2cm" fo:margin-right="0cm" fo:text-indent="-0.75cm" style:auto-text-indent="false"/>
    </style:style>
    <style:style style:name="P8" style:family="paragraph" style:parent-style-name="РПЗ_5f_Список">
      <style:paragraph-properties fo:margin-left="1.251cm" fo:margin-right="0cm" fo:text-indent="0cm" style:auto-text-indent="false"/>
      <style:text-properties fo:language="ru" fo:country="RU"/>
    </style:style>
    <style:style style:name="P9" style:family="paragraph" style:parent-style-name="Дис_5f_Основной">
      <style:paragraph-properties fo:margin-left="0cm" fo:margin-right="0cm" fo:text-indent="1.249cm" style:auto-text-indent="false"/>
    </style:style>
    <style:style style:name="P10" style:family="paragraph" style:parent-style-name="РПЗ_5f_Основной">
      <style:text-properties fo:font-weight="bold" style:font-weight-asian="bold"/>
    </style:style>
    <style:style style:name="P11" style:family="paragraph" style:parent-style-name="РПЗ_5f_Основной">
      <style:text-properties fo:language="ru" fo:country="RU"/>
    </style:style>
    <style:style style:name="P12" style:family="paragraph" style:parent-style-name="РПЗ_5f_Подзаголовок">
      <style:paragraph-properties fo:break-before="pag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fo:language="en" fo:country="US"/>
    </style:style>
    <style:style style:name="T3" style:family="text">
      <style:text-properties style:font-weight-complex="bold"/>
    </style:style>
    <style:style style:name="T4" style:family="text">
      <style:text-properties style:font-name-asian="Calibri1"/>
    </style:style>
    <style:style style:name="T5" style:family="text">
      <style:text-properties style:language-asian="ar" style:country-asian="SA"/>
    </style:style>
    <style:style style:name="T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10854310416153610" text:style-name="WWNum1">
        <text:list-item>
          <text:p text:style-name="P5"><text:span text:style-name="T1">ТЕХНИЧЕСКОЕ ЗАДАНИЕ</text:span></text:p>
        </text:list-item>
      </text:list>
      <text:p text:style-name="РПЗ_5f_Подзаголовок">1.1. Введение</text:p>
      <text:p text:style-name="РПЗ_5f_Подзаголовок">1.1.1. Наименование системы</text:p>
      <text:p text:style-name="РПЗ_5f_Основной"/>
      <text:p text:style-name="РПЗ_5f_Основной">Настоящее Техническое задание определяет требование и порядок создания «<text:span text:style-name="T6">Игры на основе </text:span><text:span text:style-name="T2">Telegram</text:span><text:span text:style-name="T6">».</text:span></text:p>
      <text:p text:style-name="P10"/>
      <text:p text:style-name="РПЗ_5f_Подзаголовок">1.1.2. Основания для разработки</text:p>
      <text:p text:style-name="РПЗ_5f_Основной"/>
      <text:p text:style-name="P11">Основным требованием для разработки является — доступность игры, для различных устройств. Использование <text:span text:style-name="T2">Telegram API </text:span>позволяет пользователем играть в игру в любом месте. Большинство игр использует ресурсы компьютера для обработки различных технических аспектов игры. <text:s/>В боте, все обработки происходят на сервере, в связи с чем, затраты «железа» сводятся к минимуму и позволяют воспроизводить игру на любом устройстве.</text:p>
      <text:p text:style-name="РПЗ_5f_Основной"/>
      <text:p text:style-name="РПЗ_5f_Подзаголовок">1.1.3. Исполнитель</text:p>
      <text:p text:style-name="РПЗ_5f_Основной"/>
      <text:p text:style-name="РПЗ_5f_Основной">Исполнителями проекта является студенты Калужского филиала МГТУ <text:line-break/>им. Н. Э. Баумана, факультета ИУ-КФ, группы ИТД.Б-<text:bookmark text:name="_GoBack"/>51, Новиков Владислав Сергеевич, Абдурахманов Анвар и ибн Бегимкулов Абдула</text:p>
      <text:p text:style-name="P2"/>
      <text:p text:style-name="РПЗ_5f_Подзаголовок">1.1.4. Краткая характеристика области применения</text:p>
      <text:p text:style-name="РПЗ_5f_Основной"/>
      <text:p text:style-name="РПЗ_5f_Основной">Разрабатываемая система предназначена для применения пользователями в мессенджере <text:span text:style-name="T2">Telegram </text:span><text:span text:style-name="T6">в любом месте, где доступен интернет.</text:span></text:p>
      <text:p text:style-name="РПЗ_5f_Основной"/>
      <text:p text:style-name="РПЗ_5f_Подзаголовок">1.1.5. Целевая аудитория</text:p>
      <text:p text:style-name="РПЗ_5f_Основной"/>
      <text:p text:style-name="РПЗ_5f_Основной"><text:soft-page-break/>Любые пользователи, заинтересованные игрой и ботами <text:span text:style-name="T2">Telegram,</text:span></text:p>
      <text:p text:style-name="РПЗ_5f_Основной"/>
      <text:p text:style-name="РПЗ_5f_Подзаголовок">1.2. Назначение и цель разработки системы</text:p>
      <text:p text:style-name="РПЗ_5f_Подзаголовок">1.2.1. Назначение системы</text:p>
      <text:p text:style-name="РПЗ_5f_Основной"/>
      <text:p text:style-name="РПЗ_5f_Основной">Разрабатываемая система должна обеспечивать <text:span text:style-name="T6">новый игровой опыт.</text:span></text:p>
      <text:p text:style-name="РПЗ_5f_Основной"/>
      <text:p text:style-name="РПЗ_5f_Подзаголовок">1.2.2. Цель создания системы</text:p>
      <text:p text:style-name="РПЗ_5f_Основной"/>
      <text:p text:style-name="РПЗ_5f_Основной">Целью создания системы является создание новой «облачной» игровой системы.</text:p>
      <text:p text:style-name="РПЗ_5f_Основной"/>
      <text:p text:style-name="РПЗ_5f_Подзаголовок">1.2.3. Плановые сроки начала и окончания работы по созданию системы</text:p>
      <text:p text:style-name="РПЗ_5f_Основной"/>
      <text:p text:style-name="РПЗ_5f_Основной">Планируемые сроки начала и окончания работы над проектом: 01.09.2019 – 01.12.2019</text:p>
      <text:p text:style-name="P1"/>
      <text:p text:style-name="P12">1.3. Требования к программному продукту</text:p>
      <text:p text:style-name="РПЗ_5f_Подзаголовок">1.3.1. Требования к функциональным характеристикам приложения</text:p>
      <text:p text:style-name="РПЗ_5f_Основной"/>
      <text:p text:style-name="РПЗ_5f_Основной">Приложение должно обеспечить возможность выполнения перечисленных ниже функций:</text:p>
      <text:p text:style-name="РПЗ_5f_Список">ввод запросов пользователя;</text:p>
      <text:p text:style-name="РПЗ_5f_Список">развлетвленность обработки запросов;</text:p>
      <text:p text:style-name="РПЗ_5f_Список">создание различных хендлеров для пользовательских запросов;</text:p>
      <text:p text:style-name="РПЗ_5f_Список">«общение» с пользователем, через интерфейт <text:span text:style-name="T2">Telegram;</text:span></text:p>
      <text:p text:style-name="P4"/>
      <text:p text:style-name="РПЗ_5f_Подзаголовок">1.3.2. Требования к надежности</text:p>
      <text:p text:style-name="РПЗ_5f_Основной"/>
      <text:p text:style-name="РПЗ_5f_Основной">Программный продукт должен устойчиво функционировать и обеспечивать надежную защиту данных.</text:p>
      <text:p text:style-name="РПЗ_5f_Основной">Надежное (устойчивое) функционирование системы должно быть обеспечено выполнением пользователем (заказчиком) совокупности организационно-технических мероприятий, перечень которых приведен ниже: </text:p>
      <text:p text:style-name="РПЗ_5f_Список">организацией бесперебойного питания технических средств;</text:p>
      <text:p text:style-name="РПЗ_5f_Список">использованием лицензионного программного обеспечения;</text:p>
      <text:p text:style-name="РПЗ_5f_Список">регулярным выполнением рекомендаций Минтруда РФ, изложенных в Постановлении от 23 июля 1998 г. №28 «Об утверждении Межотраслевых типовых норм времени на работы по сервисному обслуживанию персональных электронно-вычислительных машин и организационной техники и сопровождению программных средств»;</text:p>
      <text:p text:style-name="РПЗ_5f_Список">регулярным выполнением требований ГОСТ 51188-98 (защита информации, испытание компьютера на наличие компьютерных вирусов);</text:p>
      <text:p text:style-name="РПЗ_5f_Основной"/>
      <text:p text:style-name="РПЗ_5f_Основной">Время восстановления после отказа, вызванного сбоем электропитания технических средств (иными внешними факторами), не фатальным сбоем (не <text:soft-page-break/>крахом) операционной системы, не должно превышать времени восстановления операционной системы.</text:p>
      <text:p text:style-name="РПЗ_5f_Основной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p text:style-name="РПЗ_5f_Основной"/>
      <text:p text:style-name="РПЗ_5f_Подзаголовок">1.4. Условия эксплуатации</text:p>
      <text:p text:style-name="РПЗ_5f_Подзаголовок"><text:bookmark-start text:name="_Toc500862113"/>1.4.1. Климатические условия эксплуатации<text:bookmark-end text:name="_Toc500862113"/></text:p>
      <text:p text:style-name="РПЗ_5f_Основной"/>
      <text:p text:style-name="РПЗ_5f_Основной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РПЗ_5f_Основной"/>
      <text:p text:style-name="РПЗ_5f_Подзаголовок">1.4.2. Требования к аппаратным и программным средам</text:p>
      <text:p text:style-name="P8">Любое устройство поддерживающее приложение <text:span text:style-name="T2">Teleram</text:span></text:p>
      <text:p text:style-name="РПЗ_5f_Основной"/>
      <text:p text:style-name="РПЗ_5f_Подзаголовок">1.4.3. Требования к квалификации и численности персонала</text:p>
      <text:p text:style-name="РПЗ_5f_Подзаголовок"/>
      <text:p text:style-name="P9">Система требует наличия пользователей одной категорий пользователей – <text:s/><text:span text:style-name="T6">Игрока.</text:span></text:p>
      <text:p text:style-name="P3"/>
      <text:p text:style-name="P12"><text:bookmark-start text:name="_Toc421642189"/><text:span text:style-name="T3">1.5. </text:span>Техническая документация, предъявляемая по окончании работы<text:bookmark-end text:name="_Toc421642189"/></text:p>
      <text:p text:style-name="РПЗ_5f_Основной"/>
      <text:p text:style-name="РПЗ_5f_Основной"><text:span text:style-name="T4">Должны быть разработаны следующие программные документы:</text:span></text:p>
      <text:p text:style-name="РПЗ_5f_Основной"><text:span text:style-name="T4">1. Отчетность о хранении информации в БД;</text:span></text:p>
      <text:p text:style-name="РПЗ_5f_Основной"><text:span text:style-name="T4">2. Отчетность о всех хендлерах, классах и др. информационносодержащих ресурсах.</text:span></text:p>
      <text:p text:style-name="P6"/>
      <text:p text:style-name="РПЗ_5f_Подзаголовок"><text:bookmark-start text:name="_Toc523822828"/><text:span text:style-name="T5">1.6. Этапы</text:span><text:bookmark-end text:name="_Toc523822828"/><text:span text:style-name="T5"> разработки</text:span></text:p>
      <text:p text:style-name="Дис_5f_Основной"/>
      <text:p text:style-name="РПЗ_20_текст">На стадии разработки технического задания должен быть выполнен этап разработки, согласования и утверждения настоящего технического задания, а так же создание репозитория и <text:span text:style-name="T2">init </text:span><text:span text:style-name="T6">бота</text:span>. Сроки: 1.09.2019 – 18.09.2019.</text:p>
      <text:p text:style-name="РПЗ_20_текст">На стадии анализа, должен быть составлен сценарий игры и продуманы основные геймплейные наработки. Сроки: 19.09.2019 – 30.09.2019.</text:p>
      <text:p text:style-name="РПЗ_20_текст">Реализация Мультиплеера и хранения даннхы о пользователях Сроки: 30.09.2019 – 25.10.2019.</text:p>
      <text:p text:style-name="РПЗ_20_текст"><text:bookmark text:name="_3znysh7"/>На стадии реализации производится разработка и тестирование спроектированной программы, а также оформление технической документации. Сроки: 25.10.2019 – 01.12.2019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ru" fo:country="RU" style:font-size-asian="10.5pt" style:language-asian="en" style:country-asian="US" style:font-size-complex="10.5pt" style:language-complex="ar" style:country-complex="SA"/>
    </style:default-style>
    <style:default-style style:family="paragraph">
      <style:paragraph-properties fo:margin-top="0cm" fo:margin-bottom="0.282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.5pt" fo:language="ru" fo:country="RU" style:font-name-asian="SimSun" style:font-size-asian="10.5pt" style:language-asian="en" style:country-asian="US" style:font-name-complex="F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212cm" fo:line-height="100%" fo:keep-together="always" fo:padding-left="0cm" fo:padding-right="0cm" fo:padding-top="0cm" fo:padding-bottom="0.071cm" fo:border-left="none" fo:border-right="none" fo:border-top="none" fo:border-bottom="0.018cm solid #c0504d" fo:keep-with-next="always"/>
      <style:text-properties fo:color="#262626" style:font-name="Cambria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12cm" fo:margin-bottom="0cm" fo:line-height="100%" fo:keep-together="always" fo:keep-with-next="always"/>
      <style:text-properties fo:color="#c0504d" style:font-name="Cambria" fo:font-size="18pt" style:font-size-asian="18pt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41cm" fo:margin-bottom="0cm" fo:line-height="100%" fo:keep-together="always" fo:keep-with-next="always"/>
      <style:text-properties fo:color="#943634" style:font-name="Cambria" fo:font-size="16pt" style:font-size-asian="16pt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cm" fo:line-height="100%" fo:keep-together="always" fo:keep-with-next="always"/>
      <style:text-properties fo:color="#632423" style:font-name="Cambria" fo:font-size="14pt" fo:font-style="italic" style:font-size-asian="14pt" style:font-style-asian="italic" style:font-name-complex="F" style:font-size-complex="14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line-height="100%" fo:keep-together="always" fo:keep-with-next="always"/>
      <style:text-properties fo:color="#943634" style:font-name="Cambria" fo:font-size="12pt" style:font-size-asian="12pt" style:font-name-complex="F" style:font-size-complex="12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41cm" fo:margin-bottom="0cm" fo:line-height="100%" fo:keep-together="always" fo:keep-with-next="always"/>
      <style:text-properties fo:color="#632423" style:font-name="Cambria" fo:font-size="12pt" fo:font-style="italic" style:font-size-asian="12pt" style:font-style-asian="italic" style:font-name-complex="F" style:font-size-complex="12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41cm" fo:margin-bottom="0cm" fo:line-height="100%" fo:keep-together="always" fo:keep-with-next="always"/>
      <style:text-properties fo:color="#632423" style:font-name="Cambria" fo:font-size="11pt" fo:font-weight="bold" style:font-size-asian="11pt" style:font-weight-asian="bold" style:font-name-complex="F" style:font-size-complex="11pt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41cm" fo:margin-bottom="0cm" fo:line-height="100%" fo:keep-together="always" fo:keep-with-next="always"/>
      <style:text-properties fo:color="#632423" style:font-name="Cambria" fo:font-size="11pt" style:font-size-asian="11pt" style:font-name-complex="F" style:font-size-complex="11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41cm" fo:margin-bottom="0cm" fo:line-height="100%" fo:keep-together="always" fo:keep-with-next="always"/>
      <style:text-properties fo:color="#632423" style:font-name="Cambria" fo:font-size="11pt" fo:font-style="italic" style:font-size-asian="11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Дис_5f_Основной" style:display-name="Дис_Основной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caption" style:family="paragraph" style:parent-style-name="Standard" style:default-outline-level="" style:list-style-name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fo:color="#262626" style:font-name="Cambria" fo:font-size="48pt" fo:font-weight="bold" style:font-size-asian="48pt" style:font-weight-asian="bold" style:font-name-complex="F" style:font-size-complex="4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423cm" fo:text-align="start" style:justify-single-word="false"/>
      <style:text-properties fo:text-transform="uppercase" fo:color="#404040" fo:font-size="14pt" fo:letter-spacing="0.035cm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1.27cm" fo:margin-right="1.27cm" fo:margin-top="0.282cm" fo:margin-bottom="0.282cm" fo:text-align="center" style:justify-single-word="false" fo:text-indent="0cm" style:auto-text-indent="false"/>
      <style:text-properties fo:color="#000000" style:font-name="Cambria" fo:font-size="12pt" style:font-size-asian="12pt" style:font-name-complex="F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423cm" fo:margin-bottom="0.423cm" fo:line-height="100%" fo:text-align="center" style:justify-single-word="false" fo:text-indent="0cm" style:auto-text-indent="false" fo:padding-left="0cm" fo:padding-right="0cm" fo:padding-top="0.141cm" fo:padding-bottom="0cm" fo:border-left="none" fo:border-right="none" fo:border-top="0.106cm solid #c0504d" fo:border-bottom="none"/>
      <style:text-properties style:font-name="Cambria" fo:font-size="12pt" style:font-size-asian="12pt" style:font-name-complex="F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5f_1" style:display-name="Заголовок_1" style:family="paragraph" style:parent-style-name="Standard" style:default-outline-level="" style:list-style-name="">
      <style:paragraph-properties fo:margin-left="0cm" fo:margin-right="0cm" fo:margin-top="0cm" fo:margin-bottom="0.423cm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Заголовок_5f_2" style:display-name="Заголовок_2" style:family="paragraph" style:parent-style-name="Standard" style:default-outline-level="" style:list-style-name="">
      <style:paragraph-properties fo:margin-left="0cm" fo:margin-right="0cm" fo:margin-top="0cm" fo:margin-bottom="0.423cm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Calibri1" style:font-size-complex="14pt"/>
    </style:style>
    <style:style style:name="Пункты" style:family="paragraph" style:parent-style-name="Дис_5f_Основной" style:default-outline-level="" style:list-style-name="">
      <style:paragraph-properties fo:margin-left="0cm" fo:margin-right="0cm" fo:text-indent="1.251cm" style:auto-text-indent="false"/>
    </style:style>
    <style:style style:name="РПЗ_5f_Основной" style:display-name="РПЗ_Основной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РПЗ_5f_Подзаголовок" style:display-name="РПЗ_Подзаголовок" style:family="paragraph" style:parent-style-name="List_20_Paragraph" style:default-outline-level="" style:list-style-name="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РПЗ_5f_Список" style:display-name="РПЗ_Список" style:family="paragraph" style:parent-style-name="List_20_Paragraph" style:default-outline-level="" style:list-style-name="">
      <style:paragraph-properties fo:margin-left="2cm" fo:margin-right="0cm" fo:margin-top="0cm" fo:margin-bottom="0cm" fo:line-height="150%" fo:text-align="justify" style:justify-single-word="false" fo:text-indent="-0.75cm" style:auto-text-indent="false"/>
      <style:text-properties style:font-name="Times New Roman" fo:font-size="14pt" style:font-size-asian="14pt" style:font-name-complex="Times New Roman1" style:font-size-complex="14pt"/>
    </style:style>
    <style:style style:name="РПЗ_20_текст" style:display-name="РПЗ текст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name-asian="Calibri1" style:font-size-asian="14pt" style:language-asian="ru" style:country-asian="RU" style:font-name-complex="Calibri1"/>
    </style:style>
    <style:style style:name="Default_20_Paragraph_20_Font" style:display-name="Default Paragraph Font" style:family="text"/>
    <style:style style:name="Дис_5f_Основной_20_Знак" style:display-name="Дис_Основной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62626" style:font-name="Cambria" fo:font-size="20pt" style:font-size-asian="20pt" style:font-name-complex="F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c0504d" style:font-name="Cambria" fo:font-size="18pt" style:font-size-asian="18pt" style:font-name-complex="F" style:font-size-complex="18pt"/>
    </style:style>
    <style:style style:name="Заголовок_20_3_20_Знак" style:display-name="Заголовок 3 Знак" style:family="text" style:parent-style-name="Default_20_Paragraph_20_Font">
      <style:text-properties fo:color="#943634" style:font-name="Cambria" fo:font-size="16pt" style:font-size-asian="16pt" style:font-name-complex="F" style:font-size-complex="16pt"/>
    </style:style>
    <style:style style:name="Заголовок_20_4_20_Знак" style:display-name="Заголовок 4 Знак" style:family="text" style:parent-style-name="Default_20_Paragraph_20_Font">
      <style:text-properties fo:color="#632423" style:font-name="Cambria" fo:font-size="14pt" fo:font-style="italic" style:font-size-asian="14pt" style:font-style-asian="italic" style:font-name-complex="F" style:font-size-complex="14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943634" style:font-name="Cambria" fo:font-size="12pt" style:font-size-asian="12pt" style:font-name-complex="F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632423" style:font-name="Cambria" fo:font-size="12pt" fo:font-style="italic" style:font-size-asian="12pt" style:font-style-asian="italic" style:font-name-complex="F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632423" style:font-name="Cambria" fo:font-size="11pt" fo:font-weight="bold" style:font-size-asian="11pt" style:font-weight-asian="bold" style:font-name-complex="F" style:font-size-complex="11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color="#632423" style:font-name="Cambria" fo:font-size="11pt" style:font-size-asian="11pt" style:font-name-complex="F" style:font-size-complex="11pt"/>
    </style:style>
    <style:style style:name="Заголовок_20_9_20_Знак" style:display-name="Заголовок 9 Знак" style:family="text" style:parent-style-name="Default_20_Paragraph_20_Font">
      <style:text-properties fo:color="#632423" style:font-name="Cambria" fo:font-size="11pt" fo:font-style="italic" style:font-size-asian="11pt" style:font-style-asian="italic" style:font-name-complex="F" style:font-size-complex="11pt" style:font-style-complex="italic"/>
    </style:style>
    <style:style style:name="Название_20_Знак" style:display-name="Название Знак" style:family="text" style:parent-style-name="Default_20_Paragraph_20_Font">
      <style:text-properties fo:color="#262626" style:font-name="Cambria" fo:font-size="48pt" style:font-size-asian="48pt" style:font-name-complex="F" style:font-size-complex="48pt"/>
    </style:style>
    <style:style style:name="Подзаголовок_20_Знак" style:display-name="Подзаголовок Знак" style:family="text" style:parent-style-name="Default_20_Paragraph_20_Font">
      <style:text-properties fo:text-transform="uppercase" fo:color="#404040" fo:font-size="14pt" fo:letter-spacing="0.035cm" style:font-size-asian="14pt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Цитата_20_2_20_Знак" style:display-name="Цитата 2 Знак" style:family="text" style:parent-style-name="Default_20_Paragraph_20_Font">
      <style:text-properties fo:color="#000000" style:font-name="Cambria" fo:font-size="12pt" style:font-size-asian="12pt" style:font-name-complex="F" style:font-size-complex="12pt"/>
    </style:style>
    <style:style style:name="Выделенная_20_цитата_20_Знак" style:display-name="Выделенная цитата Знак" style:family="text" style:parent-style-name="Default_20_Paragraph_20_Font">
      <style:text-properties style:font-name="Cambria" fo:font-size="12pt" style:font-size-asian="12pt" style:font-name-complex="F" style:font-size-complex="12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variant="normal" fo:text-transform="none" fo:color="#c0504d" style:text-line-through-style="non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fo:color="#00000a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Заголовок_5f_1_20_Знак" style:display-name="Заголовок_1 Знак" style:family="text" style:parent-style-name="Default_20_Paragraph_20_Fon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Заголовок_5f_2_20_Знак" style:display-name="Заголовок_2 Знак" style:family="text" style:parent-style-name="Default_20_Paragraph_20_Font">
      <style:text-properties style:font-name="Times New Roman" fo:font-size="14pt" fo:font-weight="bold" style:font-size-asian="14pt" style:font-weight-asian="bold" style:font-name-complex="Calibri1" style:font-size-complex="14pt"/>
    </style:style>
    <style:style style:name="Пункты_20_Знак" style:display-name="Пункты Знак" style:family="text" style:parent-style-name="Дис_5f_Основной_20_Знак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РПЗ_5f_Основной_20_Знак" style:display-name="РПЗ_Основной Знак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Абзац_20_списка_20_Знак" style:display-name="Абзац списка Знак" style:family="text" style:parent-style-name="Default_20_Paragraph_20_Font"/>
    <style:style style:name="РПЗ_5f_Подзаголовок_20_Знак" style:display-name="РПЗ_Подзаголовок Знак" style:family="text" style:parent-style-name="Абзац_20_списка_20_Знак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РПЗ_5f_Список_20_Знак" style:display-name="РПЗ_Список Знак" style:family="text" style:parent-style-name="Абзац_20_списка_20_Знак">
      <style:text-properties style:font-name="Times New Roman" fo:font-size="14pt" style:font-size-asian="14pt" style:font-name-complex="Times New Roman1" style:font-size-complex="14pt"/>
    </style:style>
    <style:style style:name="РПЗ_20_текст_20_Знак" style:display-name="РПЗ текст Знак" style:family="text" style:parent-style-name="Default_20_Paragraph_20_Font">
      <style:text-properties style:font-name="Times New Roman" fo:font-size="14pt" style:font-name-asian="Calibri1" style:font-size-asian="14pt" style:language-asian="ru" style:country-asian="RU" style:font-name-complex="Calibri1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—" text:bullet-char="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—" text:bullet-char="—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—" text:bullet-char="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1.38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2.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3.03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13.92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14.817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5.70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16.59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7.6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1.323cm" fo:margin-left="2.574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323cm" fo:margin-left="2.5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2.35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3.42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14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93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65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73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2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</meta:initial-creator>
    <dc:creator>Новиков Владислав</dc:creator>
    <meta:editing-cycles>65</meta:editing-cycles>
    <meta:creation-date>2018-09-29T09:44:00</meta:creation-date>
    <dc:date>2019-09-18T02:31:20.86</dc:date>
    <meta:editing-duration>PT43M16S</meta:editing-duration>
    <meta:generator>OpenOffice/4.1.6$Win32 OpenOffice.org_project/416m1$Build-9790</meta:generator>
    <meta:document-statistic meta:table-count="0" meta:image-count="0" meta:object-count="0" meta:page-count="5" meta:paragraph-count="51" meta:word-count="527" meta:character-count="44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